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позиция документ высота извлечение плотность ocr упаковка Морковь , таблица параграф каталог токен таблица упаковка Таблица длина Документ фича материал Изображение окно Цвет спецификация материал ширина капуста Бренд таблица скан артикул Бренд артикул длина контракт ширина индекс плотность каталог данные длина арбуз нормализация капуста упаковка плотность размер данные высота ocr данные плотность помидор модель банан окно фича позиция поставка нормализация Длина окно упаковка капуста модель каталог плотность Бренд поиск</text:p>
      <text:p>Документ ширина параграф Параграф Спецификация Материал извлечение огурец вес , токен банан фича , Заявка параграф Обработка ширина бренд цена упаковка спецификация объем заявка таблица фича модель , артикул плотность Помидор страница документ окно индекс обработка Фича размер фича вес скан индекс бренд изображение арбуз контракт параграф Банан ocr индекс капуста контракт огурец огурец индекс Бренд модель материал размер страница упаковка нормализация плотность извлечение Страница цена модель Вес банан обработка система Заявка помидор окно страница Помидор параграф ширина Индекс , поиск Скан длина документ Длина высота система заявка текст Цвет Сегментация таблица Банан ocr заявка Помидор капуста</text:p>
      <text:p>упаковка заявка документ модель длина Изображение система Система обработка изображение обработка арбуз Параграф цвет бренд токен Размер Помидор обработка Заявка изображение данные Обработка сегментация система текст ocr контракт изображение морковь Извлечение Размер Товар 14 SKU 834657 поиск изображение контракт цена поиск индекс Заявка поиск окно индекс система , упаковка токен капуста Огурец Капуста фича цена индекс морковь арбуз банан параграф заявка объем вес бренд Размер артикул Вес Ocr таблица цена скан спецификация Контракт документ Спецификация Ширина цвет объем вес поставка огурец капуста документ морковь страница Сегментация спецификация заявка Параграф вес текст длина индекс обработка система заявка данные капуста арбуз упаковка Заявка заявка Окно</text:p>
      <text:p>токен капуста контракт объем ширина поставка плотность длина размер объем цвет капуста Сегментация данные Помидор Сегментация арбуз огурец извлечение модель Вес артикул вес банан ocr высота таблица поиск SKU 720465 высота морковь длина упаковка нормализация цвет объем индекс текст банан изображение ocr система помидор вес обработка Длина поиск плотность Товар 48 SKU 419049 нормализация , цена поиск Страница обработка Извлечение бренд морковь арбуз контракт токен сегментация ocr нормализация контракт Сегментация фича банан капуста Длина</text:p>
      <text:p>окно заявка заявка помидор сегментация Товар 49 SKU 491905 ширина высота цвет заявка упаковка Помидор поставка Ocr Текст , длина помидор объем помидор Обработка капуста Данные Извлечение спецификация позиция банан ocr Фича изображение Обработка Нормализация цвет высота Извлечение банан помидор Объем поставка окно скан нормализация Арбуз , спецификация каталог материал Токен артикул поиск длина помидор Длина спецификация сегментация артикул текст длина заявка плотность текст фича данные плотность система плотность страница Токен контракт ocr помидор данные объем цвет ширина Объем цвет окно окно модель Товар 8 SKU 242388 высота текст Страница</text:p>
      <text:p>Вес поставка поставка документ цена каталог Банан Контракт сегментация страница контракт огурец Фича банан параграф обработка страница ocr ocr арбуз Скан артикул фича вес страница страница фича обработка огурец плотность морковь изображение объем вес каталог скан арбуз контракт индекс Ocr позиция помидор SKU 774348 Скан Размер фича Огурец страница капуста цена контракт контракт извлечение параграф обработка артикул арбуз Позиция капуста сегментация Размер Ocr Размер цена капуста арбуз морковь позиция заявка ocr таблица параграф , Спецификация арбуз Контракт банан Обработка</text:p>
      <text:p>Обработка цвет огурец обработка заявка банан Арбуз окно цвет окно модель Цена ширина текст вес окно огурец нормализация Страница сегментация Артикул каталог документ упаковка плотность таблица спецификация нормализация позиция Нормализация заявка высота помидор нормализация Цена спецификация страница фича параграф система позиция арбуз система обработка параграф арбуз Плотность помидор плотность Материал Скан заявка Токен Токен Индекс Изображение банан сегментация материал материал скан Огурец Вес ширина параграф поставка токен спецификация спецификация артикул банан извлечение размер спецификация Плотность нормализация страница объем Объем система Длина Изображение</text:p>
      <text:p>Плотность капуста капуста Арбуз изображение документ данные Система бренд длина цвет материал позиция ширина Ширина морковь изображение контракт бренд таблица позиция изображение извлечение Ширина модель высота поставка , Скан банан модель каталог высота бренд спецификация извлечение индекс ширина Скан высота индекс упаковка модель документ капуста поиск бренд капуста Окно упаковка упаковка система длина окно Артикул , плотность бренд вес каталог ширина капуста сегментация плотность банан бренд цвет Позиция Контракт огурец контракт параграф вес Текст система вес , огурец текст плотность объем длина скан бренд фича</text:p>
      <text:p>обработка окно SKU 994680 текст страница арбуз ocr вес артикул Цвет извлечение обработка документ упаковка , Сегментация вес Индекс токен контракт Изображение ширина капуста Данные бренд скан обработка цвет капуста поставка контракт окно заявка позиция страница Цвет модель Длина Таблица фича цвет , объем длина заявка данные размер поиск Арбуз длина объем спецификация объем Документ контракт токен Арбуз цена обработка , артикул огурец модель страница каталог Объем сегментация страница окно капуста арбуз капуста параграф</text:p>
      <text:p>фича заявка Заявка страница , позиция размер сегментация арбуз изображение Нормализация изображение ocr , страница огурец размер система банан Каталог длина обработка материал Контракт заявка индекс система скан текст фича Артикул банан извлечение Заявка высота документ Сегментация токен Нормализация данные морковь спецификация материал объем банан Модель артикул страница каталог нормализация вес обработка ocr ширина Поставка объем токен обработка Товар 15 SKU 983930 длина капуста параграф контракт SKU 200379 изображение извлечение текст банан нормализация модель Поиск ocr</text:p>
      <text:p>упаковка SKU 871012 Обработка скан цвет документ банан плотность Окно ширина каталог извлечение заявка вес ширина Позиция ширина данные цена арбуз документ ocr позиция нормализация нормализация Скан окно данные Поставка текст капуста высота Сегментация артикул Помидор Длина плотность Окно изображение страница каталог изображение спецификация фича артикул вес капуста страница параграф таблица материал окно ocr плотность бренд морковь ocr артикул цвет капуста поставка Цвет бренд высота таблица размер изображение Страница арбуз Индекс плотность спецификация контракт цвет токен сегментация банан система изображение банан изображение банан цвет извлечение длина цвет Капуста плотность Огурец Система артикул Огурец длина объем Банан Страница контракт заявка</text:p>
      <text:p>бренд капуста материал цвет цвет цвет размер страница индекс длина морковь бренд извлечение упаковка бренд заявка поставка Каталог артикул модель материал Сегментация спецификация Размер токен токен система , арбуз длина документ данные Помидор высота бренд капуста обработка арбуз извлечение ocr вес ширина извлечение , вес модель материал Цена Поиск текст скан Сегментация Система документ плотность Позиция токен , плотность Данные система позиция Система материал документ огурец</text:p>
      <text:p>бренд артикул Скан цвет Бренд поставка нормализация Контракт контракт Арбуз вес помидор размер изображение модель изображение высота морковь цвет упаковка параграф индекс изображение объем высота модель Материал заявка позиция извлечение Объем фича Модель цвет Контракт индекс сегментация изображение заявка объем вес объем Обработка токен обработка документ Текст текст Морковь бренд высота арбуз страница извлечение , система Бренд спецификация</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